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02:57:17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p text:style-name="First_20_paragraph">Write a program that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</text:list-item>
        <text:list-item>
          <text:p text:style-name="P1">displays the content of <text:span text:style-name="NormalTok">myArray</text:span>.</text:p>
        </text:list-item>
      </text:list>
      <text:p text:style-name="First_20_paragraph">Now, let us write <text:span text:style-name="T1">incorrect</text:span> statements. Add the following statements one by one to your program, observe how C# reacts (that is, try to compile and execute after you add one, then remove it), and answer the following questions.</text:p>
      <text:p text:style-name="P2">myArray = { 1, 2 ,3, 4, 5};</text:p>
      <text:p text:style-name="P3">Console.WriteLine(myArray[5]);</text:p>
      <text:p text:style-name="P4">myArray[5] = 12;</text:p>
      <text:p text:style-name="P5">Console.WriteLine(myArray);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12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…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default-values"/>Default values<text:bookmark-end text:name="default-values"/></text:h>
      <text:p text:style-name="First_20_paragraph">Execute the following:</text:p>
      <text:p text:style-name="P8">int[] ar = new int[5];</text:p>
      <text:p text:style-name="P9">ar[0] = 5;</text:p>
      <text:p text:style-name="P10">for (int i = 0; i &lt; ar.Length; i++)</text:p>
      <text:p text:style-name="P11"><text:s text:c="4"/>Console.WriteLine(ar[i]);</text:p>
      <text:p text:style-name="First_20_paragraph">What can you conclude about the value of the array cells that were not assigned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02:57:25Z</meta:creation-date>
    <dc:date>2021-06-03T02:57:25Z</dc:date>
    <meta:user-defined meta:name="date" meta:value-type="string">June   3, 2021 (02:57:17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10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9</mn>
</math>
</file>

<file path=Formula-22/content.xml><?xml version="1.0" encoding="utf-8"?>
<math xmlns="http://www.w3.org/1998/Math/MathML" display="inline">
  <mn>10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